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20c1" officeooo:paragraph-rsid="001d20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ur ouvrir le site : clique droit sur « index.html » puis faire ouvrir avec « Firefox » (ou un autre navigateur internet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21:02:03.872661483</meta:creation-date>
    <dc:date>2020-04-04T21:03:50.080481386</dc:date>
    <meta:editing-duration>PT1M47S</meta:editing-duration>
    <meta:editing-cycles>1</meta:editing-cycles>
    <meta:document-statistic meta:table-count="0" meta:image-count="0" meta:object-count="0" meta:page-count="1" meta:paragraph-count="1" meta:word-count="23" meta:character-count="122" meta:non-whitespace-character-count="100"/>
    <meta:generator>LibreOffice/6.0.3.2$Linux_X86_64 LibreOffice_project/00m0$Build-2</meta:generator>
  </office:meta>
</office:document-meta>
</file>